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8000003B46EB8AB032CCCB7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ffff" draw:marker-start-width="0.355cm" draw:marker-end-width="0.355cm" draw:fill-color="#000000" draw:textarea-horizontal-align="justify" draw:textarea-vertical-align="middle" draw:auto-grow-height="false" fo:min-height="0.182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182cm" fo:min-width="0cm" fo:padding-top="0.15cm" fo:padding-bottom="0.15cm" fo:padding-left="0.275cm" fo:padding-right="0.275cm"/>
    </style:style>
    <style:style style:name="gr5" style:family="graphic" style:parent-style-name="measure" style:list-style-name="L1">
      <style:graphic-properties svg:stroke-width="0.051cm" draw:marker-start-width="0.355cm" draw:marker-end-width="0.355cm" draw:textarea-vertical-align="middle"/>
    </style:style>
    <style:style style:name="gr6" style:family="graphic" style:parent-style-name="standard">
      <style:graphic-properties svg:stroke-color="#ffffff" draw:fill-color="#ffffff" draw:opacity="50%" draw:textarea-horizontal-align="justify" draw:textarea-vertical-align="middle" draw:auto-grow-height="false" fo:min-height="0.588cm" fo:min-width="4.402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 draw:opacity="50%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707cm" svg:height="21.826cm" svg:x="0.014cm" svg:y="-0.236cm">
          <draw:image xlink:href="Pictures/1000000000000358000003B46EB8AB032CCCB713.png" xlink:type="simple" xlink:show="embed" xlink:actuate="onLoad">
            <text:p/>
          </draw:image>
        </draw:frame>
        <draw:line draw:style-name="gr2" draw:text-style-name="P2" draw:layer="layout" svg:x1="0.1cm" svg:y1="2.2cm" svg:x2="19.785cm" svg:y2="2.2cm">
          <text:p/>
        </draw:line>
        <draw:line draw:style-name="gr2" draw:text-style-name="P2" draw:layer="layout" svg:x1="0.101cm" svg:y1="4.6cm" svg:x2="19.786cm" svg:y2="4.6cm">
          <text:p/>
        </draw:line>
        <draw:line draw:style-name="gr2" draw:text-style-name="P2" draw:layer="layout" svg:x1="0.1cm" svg:y1="7cm" svg:x2="19.785cm" svg:y2="7cm">
          <text:p/>
        </draw:line>
        <draw:line draw:style-name="gr2" draw:text-style-name="P2" draw:layer="layout" svg:x1="0.101cm" svg:y1="9.4cm" svg:x2="19.786cm" svg:y2="9.4cm">
          <text:p/>
        </draw:line>
        <draw:line draw:style-name="gr2" draw:text-style-name="P2" draw:layer="layout" svg:x1="0.1cm" svg:y1="11.9cm" svg:x2="19.785cm" svg:y2="11.9cm">
          <text:p/>
        </draw:line>
        <draw:line draw:style-name="gr2" draw:text-style-name="P2" draw:layer="layout" svg:x1="0.101cm" svg:y1="14.3cm" svg:x2="19.786cm" svg:y2="14.3cm">
          <text:p/>
        </draw:line>
        <draw:line draw:style-name="gr2" draw:text-style-name="P2" draw:layer="layout" svg:x1="0.1cm" svg:y1="16.7cm" svg:x2="19.785cm" svg:y2="16.7cm">
          <text:p/>
        </draw:line>
        <draw:line draw:style-name="gr2" draw:text-style-name="P2" draw:layer="layout" svg:x1="0.101cm" svg:y1="19.1cm" svg:x2="19.786cm" svg:y2="19.1cm">
          <text:p/>
        </draw:line>
        <draw:line draw:style-name="gr2" draw:text-style-name="P2" draw:layer="layout" svg:x1="18.389cm" svg:y1="0.811cm" svg:x2="18.389cm" svg:y2="20.496cm">
          <text:p/>
        </draw:line>
        <draw:line draw:style-name="gr2" draw:text-style-name="P2" draw:layer="layout" svg:x1="15.989cm" svg:y1="0.812cm" svg:x2="15.989cm" svg:y2="20.497cm">
          <text:p/>
        </draw:line>
        <draw:line draw:style-name="gr2" draw:text-style-name="P2" draw:layer="layout" svg:x1="13.589cm" svg:y1="0.811cm" svg:x2="13.589cm" svg:y2="20.496cm">
          <text:p/>
        </draw:line>
        <draw:line draw:style-name="gr2" draw:text-style-name="P2" draw:layer="layout" svg:x1="11.189cm" svg:y1="0.812cm" svg:x2="11.189cm" svg:y2="20.497cm">
          <text:p/>
        </draw:line>
        <draw:line draw:style-name="gr2" draw:text-style-name="P2" draw:layer="layout" svg:x1="8.689cm" svg:y1="0.811cm" svg:x2="8.689cm" svg:y2="20.496cm">
          <text:p/>
        </draw:line>
        <draw:line draw:style-name="gr2" draw:text-style-name="P2" draw:layer="layout" svg:x1="6.289cm" svg:y1="0.812cm" svg:x2="6.289cm" svg:y2="20.497cm">
          <text:p/>
        </draw:line>
        <draw:line draw:style-name="gr2" draw:text-style-name="P2" draw:layer="layout" svg:x1="3.889cm" svg:y1="0.811cm" svg:x2="3.889cm" svg:y2="20.496cm">
          <text:p/>
        </draw:line>
        <draw:line draw:style-name="gr2" draw:text-style-name="P2" draw:layer="layout" svg:x1="1.489cm" svg:y1="0.812cm" svg:x2="1.489cm" svg:y2="20.497cm">
          <text:p/>
        </draw:line>
        <draw:custom-shape draw:style-name="gr3" draw:text-style-name="P3" draw:layer="layout" svg:width="0.787cm" svg:height="0.864cm" svg:x="18.018cm" svg:y="1.7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787cm" svg:height="0.864cm" svg:x="2.27cm" svg:y="16.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measure draw:style-name="gr5" draw:text-style-name="P5" draw:layer="measurelines" svg:x1="1.508cm" svg:y1="3.811cm" svg:x2="3.895cm" svg:y2="3.811cm">
          <text:p text:style-name="P5">30 km</text:p>
        </draw:measure>
        <draw:custom-shape draw:style-name="gr6" draw:text-style-name="P6" draw:layer="layout" svg:width="4.902cm" svg:height="0.838cm" svg:x="1.152cm" svg:y="14.552cm">
          <text:p text:style-name="P1"><text:span text:style-name="T1">Elevation: 2000 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685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0:05:15.724894924</meta:creation-date>
    <dc:date>2019-10-01T10:19:35.719913185</dc:date>
    <meta:editing-duration>PT2M52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